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3]-[.F3]" office:value-type="float" office:value="120" calcext:value-type="float">
            <text:p>120,00</text:p>
          </table:table-cell>
          <table:covered-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380" calcext:value-type="float">
            <text:p>38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4]-[.F4]" office:value-type="float" office:value="-120" calcext:value-type="float">
            <text:p>(120,00)</text:p>
          </table:table-cell>
          <table:table-cell table:style-name="ce35" office:value-type="string" calcext:value-type="string" table:number-columns-spanned="1" table:number-rows-spanned="4">
            <text:p>PG 1.000,00 – 06/01/2026</text:p>
            <text:p>120,00 – 02/2025</text:p>
            <text:p>260,00 – 03/2025</text:p>
            <text:p>260,00 – 04/2025</text:p>
            <text:p>260,00 – 05/2025</text:p>
            <text:p>100,00 – 06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5]-[.F5]" office:value-type="float" office:value="0" calcext:value-type="float">
            <text:p>-</text:p>
          </table:table-cell>
          <table:covered-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6]-[.F6]" office:value-type="float" office:value="0" calcext:value-type="float">
            <text:p>-</text:p>
          </table:table-cell>
          <table:covered-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00" calcext:value-type="float">
            <text:p>100,00</text:p>
          </table:table-cell>
          <table:table-cell table:style-name="ce19" office:value-type="date" office:date-value="2026-01-06" calcext:value-type="date">
            <text:p>06/01/2026</text:p>
          </table:table-cell>
          <table:table-cell table:style-name="ce33" table:formula="of:=[.C7]-[.F7]" office:value-type="float" office:value="160" calcext:value-type="float">
            <text:p>160,00</text:p>
          </table:table-cell>
          <table:covered-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2" office:value-type="string" calcext:value-type="string">
            <text:p>Mens. 10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2" office:value-type="string" calcext:value-type="string">
            <text:p>Mens. 1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2" office:value-type="string" calcext:value-type="string">
            <text:p>Mens. 1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7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1720" calcext:value-type="float">
            <text:p>1.72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5:37:14.961844300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37:14.97278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45:27</meta:creation-date>
    <dc:date>2026-01-20T15:41:50.610677600</dc:date>
    <meta:print-date>2020-01-03T16:58:42.604000000</meta:print-date>
    <dc:language>pt-PT</dc:language>
    <meta:editing-cycles>637</meta:editing-cycles>
    <meta:editing-duration>P2DT20M3S</meta:editing-duration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